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Liberation Sans" svg:font-family="'Liberation Sans'"/>
    <style:font-face style:name="Liberation Serif1" svg:font-family="'Liberation Serif'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>
      <style:text-properties fo:font-style="normal" style:font-style-asian="normal" style:font-style-complex="normal"/>
    </style:style>
    <style:style style:name="T1" style:family="text">
      <style:text-properties fo:font-weight="bold"/>
    </style:style>
    <style:style style:name="T2" style:family="text">
      <style:text-properties fo:font-style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Normal"><text:span text:style-name="T1">Premessa iniziale: </text:span><text:span text:style-name="T2">Il sistema è stato configurato come descritto nel manuale di installazione. </text:span></text:p>
        <text:p text:style-name="Normal"/>
        <text:p text:style-name="Normal"/>
        <text:list xml:id="list1637587939" text:style-name="L1">
          <text:list-item>
            <text:p text:style-name="P1">Avviamo le macchine virtuali con lo script <text:span text:style-name="T3">startnet</text:span>. </text:p>
          </text:list-item>
          <text:list-item>
            <text:p text:style-name="P1">Utilizziamo la macchina virtuale <text:span text:style-name="T3">BootServer</text:span>,ci spostiamo nella cartella <text:span text:style-name="T3">BootServer</text:span> , compiliamo con il comando make e facciamo partire l'applicazione ( <text:span text:style-name="T3">immagine 01 </text:span>) .</text:p>
          </text:list-item>
          <text:list-item>
            <text:p text:style-name="P1">Utilizziamo la macchina virtuale <text:span text:style-name="T3">Client1</text:span>,ci spostiamo nella cartella <text:span text:style-name="T3">Client1</text:span> , compiliamo con il comando make e facciamo partire l'applicazione ( <text:span text:style-name="T3">immagine 02</text:span> ). Facciamo altrettanto per le macchine virtuali <text:span text:style-name="T3">Client2</text:span> , <text:span text:style-name="T3">Client3</text:span> e <text:span text:style-name="T3">Client4</text:span>.</text:p>
          </text:list-item>
          <text:list-item>
            <text:p text:style-name="P1">Sulle macchina virtuale<text:span text:style-name="T3"> Client1, </text:span><text:s/><text:span text:style-name="T3">Client2</text:span> , <text:span text:style-name="T3">Client3</text:span> e <text:span text:style-name="T3">Client4 <text:s/></text:span>avviata l'applicazione da console inseriamo 1 ( <text:span text:style-name="T3">immagine 03</text:span> ) .</text:p>
          </text:list-item>
          <text:list-item>
            <text:p text:style-name="P1">Utilizziamo le macchine virtuali <text:span text:style-name="T3">ServerAce, ServerBack, ServerMR2, ServerNaruto, ServerRukia</text:span><text:span text:style-name="T4"> e</text:span><text:span text:style-name="T3"> ServerZoro</text:span><text:span text:style-name="T4">ci spostiamo nelle cartelle dove risiede l'applicativo di ogni server compiliamo con il comando make e facciamo partire I server ( </text:span><text:span text:style-name="T3">immagine 04 </text:span><text:span text:style-name="T4">).</text:span></text:p>
          </text:list-item>
          <text:list-item>
            <text:p text:style-name="P1"><text:span text:style-name="T4">Sulle macchina virtuale</text:span><text:span text:style-name="T3"> Client1, </text:span><text:span text:style-name="T4"><text:s/></text:span><text:span text:style-name="T3">Client2</text:span><text:span text:style-name="T4"> , </text:span><text:span text:style-name="T3">Client3</text:span><text:span text:style-name="T4"> e </text:span><text:span text:style-name="T3">Client4 <text:s/></text:span><text:span text:style-name="T4">montiamo un dominio ad esempio IT e avviamo l'operazione di upload di un </text:span><text:span text:style-name="T3">file GA </text:span><text:span text:style-name="T4">(</text:span><text:span text:style-name="T3">immagine 05</text:span><text:span text:style-name="T4">).</text:span></text:p>
          </text:list-item>
          <text:list-item>
            <text:p text:style-name="P1"><text:span text:style-name="T4">Il risultato come era prevedebile è di 4 sovrascritture del file già presente nel dominio IT (</text:span><text:span text:style-name="T3">immagine 06</text:span><text:span text:style-name="T4">) inoltre il log del </text:span><text:span text:style-name="T3">primary</text:span><text:span text:style-name="T4"> certifica che le 4 transazioni sono avvenute* (</text:span><text:span text:style-name="T3">immagine 07</text:span><text:span text:style-name="T4">).</text:span></text:p>
          </text:list-item>
        </text:list>
        <text:p text:style-name="P2"/>
        <text:p text:style-name="P2">* Il dodicesimo campo del record indica lo stato della transazione ( 0: TR_ABORT, 1: TR_PREPARA, 2: TR_PRONTO, 3: TR_COMMIT).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/>
    <style:font-face style:name="Liberation Serif1" svg:font-family="'Liberation Serif'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Caption" style:family="paragraph" style:parent-style-name="Normal" style:class="extra">
      <style:paragraph-properties fo:margin-top="0.212cm" fo:margin-bottom="0.212cm"/>
      <style:text-properties fo:font-size="12pt" fo:font-style="italic"/>
    </style:style>
    <style:style style:name="Normal" style:family="paragraph">
      <style:paragraph-properties style:writing-mode="lr-tb"/>
      <style:text-properties style:font-name="Liberation Serif1" fo:font-size="12pt" fo:language="it" fo:country="IT"/>
    </style:style>
    <style:style style:name="Heading" style:family="paragraph" style:parent-style-name="Normal" style:next-style-name="Text_20_body" style:class="text">
      <style:paragraph-properties fo:margin-top="0.423cm" fo:margin-bottom="0.212cm" fo:keep-with-next="always"/>
      <style:text-properties style:font-name="Liberation Sans" fo:font-size="14pt"/>
    </style:style>
    <style:style style:name="Text_20_body" style:display-name="Text body" style:family="paragraph" style:parent-style-name="Normal" style:class="text">
      <style:paragraph-properties fo:margin-top="0cm" fo:margin-bottom="0.212cm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meta:creation-date>2010-09-16T23:18:15</meta:creation-date>
    <dc:date>2010-09-17T11:19:36</dc:date>
    <meta:editing-duration>PT00H37M25S</meta:editing-duration>
    <meta:editing-cycles>5</meta:editing-cycles>
    <meta:document-statistic meta:table-count="0" meta:image-count="0" meta:object-count="0" meta:page-count="1" meta:paragraph-count="9" meta:word-count="218" meta:character-count="1417"/>
  </office:meta>
</office:document-meta>
</file>